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" fo:font-size="10pt" fo:language="none" fo:country="none" officeooo:rsid="001278bf" officeooo:paragraph-rsid="00025b3d" style:font-size-asian="10pt" style:language-asian="none" style:country-asian="none" style:font-size-complex="10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color="#2e4675" style:font-name="Arial" fo:font-size="12pt" officeooo:paragraph-rsid="000ef9ad" style:font-name-asian="Arial" style:font-size-asian="12pt" style:font-name-complex="Arial" style:font-size-complex="12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color="#2e4675" style:font-name="Arial" fo:font-size="12pt" fo:font-weight="normal" officeooo:rsid="001b2126" officeooo:paragraph-rsid="0014bfe1" style:font-name-asian="Arial" style:font-size-asian="12pt" style:font-weight-asian="normal" style:font-name-complex="Arial" style:font-size-complex="12pt" style:font-weight-complex="normal"/>
    </style:style>
    <style:style style:name="P5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" fo:font-size="10pt" fo:language="none" fo:country="none" officeooo:rsid="001278bf" officeooo:paragraph-rsid="00025b3d" style:font-size-asian="10pt" style:language-asian="none" style:country-asian="none" style:font-size-complex="10pt"/>
    </style:style>
    <style:style style:name="P6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" fo:font-size="10pt" fo:language="none" fo:country="none" officeooo:rsid="001278bf" officeooo:paragraph-rsid="00083f0f" style:font-size-asian="10pt" style:language-asian="none" style:country-asian="none" style:font-size-complex="10pt"/>
    </style:style>
    <style:style style:name="P7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officeooo:paragraph-rsid="00083f0f" style:font-size-asian="10pt" style:font-size-complex="10pt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List_20_Paragraph">
      <style:paragraph-properties fo:margin-top="0cm" fo:margin-bottom="0cm" loext:contextual-spacing="true" fo:text-align="center" style:justify-single-word="false"/>
      <style:text-properties fo:color="#2e4675" style:font-name="Arial" fo:font-size="14pt" style:text-underline-style="solid" style:text-underline-width="auto" style:text-underline-color="font-color" fo:font-weight="bold" officeooo:paragraph-rsid="000ef9ad" style:font-name-asian="Arial" style:font-size-asian="14pt" style:font-weight-asian="bold" style:font-name-complex="Arial" style:font-size-complex="14pt"/>
    </style:style>
    <style:style style:name="P10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officeooo:paragraph-rsid="000290aa"/>
    </style:style>
    <style:style style:name="P11" style:family="paragraph" style:parent-style-name="List_20_Paragraph" style:master-page-name="Standard">
      <style:paragraph-properties fo:margin-top="0cm" fo:margin-bottom="0cm" loext:contextual-spacing="true" fo:text-align="center" style:justify-single-word="false" style:page-number="1"/>
      <style:text-properties fo:color="#2e4675" style:font-name="Arial" fo:font-size="14pt" style:text-underline-style="solid" style:text-underline-width="auto" style:text-underline-color="font-color" fo:font-weight="bold" officeooo:paragraph-rsid="000ef9ad" style:font-name-asian="Arial" style:font-size-asian="14pt" style:font-weight-asian="bold" style:font-name-complex="Arial" style:font-size-complex="14pt"/>
    </style:style>
    <style:style style:name="P12" style:family="paragraph" style:parent-style-name="Table_20_Contents">
      <style:paragraph-properties fo:margin-left="0cm" fo:margin-right="0cm" style:line-height-at-least="0.423cm" fo:orphans="2" fo:widows="2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0fe1cf" style:font-size-asian="8pt" style:font-weight-asian="bold" style:font-name-complex="Lucida Sans" style:font-size-complex="8pt" style:font-weight-complex="bold"/>
    </style:style>
    <style:style style:name="P13" style:family="paragraph" style:parent-style-name="Frame_20_contents"/>
    <style:style style:name="P14" style:family="paragraph">
      <loext:graphic-properties draw:fill="solid" draw:fill-color="#2e4675"/>
      <style:paragraph-properties fo:text-align="start"/>
      <style:text-properties fo:font-size="18pt"/>
    </style:style>
    <style:style style:name="T1" style:family="text">
      <style:text-properties fo:color="#ffffff" fo:language="none" fo:country="none" officeooo:rsid="001278bf" style:language-asian="none" style:country-asian="none"/>
    </style:style>
    <style:style style:name="T2" style:family="text">
      <style:text-properties style:font-name-asian="Arial1" style:font-name-complex="Arial1"/>
    </style:style>
    <style:style style:name="T3" style:family="text">
      <style:text-properties officeooo:rsid="001f65f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4">
      <number:month number:style="long" number:textual="true"/>
    </number:date-style>
    <number:date-style style:name="N10107" number:language="es" number:country="AR" number:title="Definido por el usuario">
      <number:day number:style="long"/>
    </number:date-style>
    <number:date-style style:name="N10108" number:language="es" number:country="AR" number:title="Definido por el usuario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STANCIA DE LIBRE DEUDA</text:p>
      <text:p text:style-name="P9"/>
      <text:p text:style-name="P3">Por el presente se deja constancia que el Sr/a <text:span text:style-name="T3"><text:text-input text:description="&lt;o.parent_id.child_ids.filtered(lambda x: x.partner_type=='parent')[0].name if o.parent_id.child_ids.filtered(lambda x: x.partner_type=='parent') else False&gt;">Padre</text:text-input></text:span><text:s/>responsable del pago de el alumno <text:text-input text:description="&lt;o.name&gt;">alumno</text:text-input>, <text:s/>no registra deuda pendiente de pago con este Colegio al día de la fecha.</text:p>
      <text:p text:style-name="P3"/>
      <text:p text:style-name="P4">A pedido del interesado y para presentar ante quien corresponda, se extiende el presente certificado en <text:text-input text:description="&lt;o.company_id.city&gt;">Ciudad</text:text-input><text:s/>a los <text:span text:style-name="T2"><text:date style:data-style-name="N10107" text:date-value="2021-06-30T11:38:23.311176714">30</text:date></text:span><text:s/>días del mes de <text:span text:style-name="T2"><text:date style:data-style-name="N34" text:date-value="2021-06-30T11:38:23.311416227">junio</text:date></text:span><text:s/>de <text:span text:style-name="T2"><text:date style:data-style-name="N10108" text:date-value="2021-06-30T11:38:23.311636880">2021</text:date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loext:contextual-spacing="false" fo:line-height="115%" fo:text-align="start" style:justify-single-word="false" fo:orphans="2" fo:widows="2" fo:text-indent="-0.002cm" style:auto-text-indent="false" style:vertical-align="top" style:writing-mode="lr-tb"/>
      <style:text-properties style:language-asian="es" style:country-asian="AR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Puesto" style:family="paragraph" style:parent-style-name="Standard" style:next-style-name="Standard" style:default-outline-level="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style:text-blinking="false" style:text-emphasize="none" style:text-scale="100%"/>
    </style:style>
    <style:style style:name="ListLabel_20_2" style:display-name="ListLabel 2" style:family="text">
      <style:text-properties style:text-position="0% 100%" style:text-blinking="false" style:text-emphasize="none" style:text-scale="100%"/>
    </style:style>
    <style:style style:name="ListLabel_20_3" style:display-name="ListLabel 3" style:family="text">
      <style:text-properties style:text-position="0% 100%" style:text-blinking="false" style:text-emphasize="none" style:text-scale="100%"/>
    </style:style>
    <style:style style:name="ListLabel_20_4" style:display-name="ListLabel 4" style:family="text">
      <style:text-properties style:text-position="0% 100%" style:text-blinking="false" style:text-emphasize="none" style:text-scale="100%"/>
    </style:style>
    <style:style style:name="Encabezado_20_Car" style:display-name="Encabezado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Pie_20_de_20_página_20_Car" style:display-name="Pie de página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Internet_20_link" style:display-name="Internet link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0.902cm" fo:margin-left="-1.956cm" table:align="left" style:writing-mode="lr-tb"/>
    </style:style>
    <style:style style:name="Tabla1.A" style:family="table-column">
      <style:table-column-properties style:column-width="20.902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2e4675" fo:padding="0.097cm" fo:border="none">
        <style:background-image/>
      </style:table-cell-properties>
    </style:style>
    <style:style style:name="Tabla1.2" style:family="table-row">
      <style:table-row-properties style:row-height="0.198cm"/>
    </style:style>
    <style:style style:name="Tabla1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0fe1cf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officeooo:paragraph-rsid="000290aa"/>
    </style:style>
    <style:style style:name="MP3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" fo:font-size="10pt" fo:language="none" fo:country="none" officeooo:rsid="001278bf" officeooo:paragraph-rsid="00025b3d" style:font-size-asian="10pt" style:language-asian="none" style:country-asian="none" style:font-size-complex="10pt"/>
    </style:style>
    <style:style style:name="MP4" style:family="paragraph" style:parent-style-name="Table_20_Contents">
      <style:text-properties style:font-name="Arial" fo:font-size="10pt" style:font-size-asian="10pt" style:font-size-complex="10pt"/>
    </style:style>
    <style:style style:name="MP5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MP6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officeooo:paragraph-rsid="00083f0f" style:font-size-asian="10pt" style:font-size-complex="10pt"/>
    </style:style>
    <style:style style:name="MP7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" fo:font-size="10pt" fo:language="none" fo:country="none" officeooo:rsid="001278bf" officeooo:paragraph-rsid="00083f0f" style:font-size-asian="10pt" style:language-asian="none" style:country-asian="none" style:font-size-complex="10pt"/>
    </style:style>
    <style:style style:name="MP8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" fo:font-size="10pt" fo:language="none" fo:country="none" officeooo:rsid="001278bf" officeooo:paragraph-rsid="00025b3d" style:font-size-asian="10pt" style:language-asian="none" style:country-asian="none" style:font-size-complex="10pt"/>
    </style:style>
    <style:style style:name="MP9" style:family="paragraph">
      <loext:graphic-properties draw:fill="solid" draw:fill-color="#2e4675"/>
      <style:paragraph-properties fo:text-align="start"/>
      <style:text-properties fo:font-size="18pt"/>
    </style:style>
    <style:style style:name="MT1" style:family="text">
      <style:text-properties fo:color="#ffffff" fo:language="none" fo:country="none" officeooo:rsid="001278bf" style:language-asian="none" style:country-asian="non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0cm" fo:margin-left="2cm" fo:margin-right="2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201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: asimage(o.company_id.logo,size_x=240,size_y=70,hold_ratio=True)" text:anchor-type="char" svg:x="11.001cm" svg:y="0.004cm" draw:z-index="1"><draw:text-box fo:min-height="2.48cm" fo:min-width="6.103cm"><text:h text:style-name="Frame_20_contents" text:outline-level="1">Imagen</text:h></draw:text-box></draw:frame></text:h>
        <text:h text:style-name="MP2" text:outline-level="1"/>
        <text:h text:style-name="MP2" text:outline-level="1"/>
        <text:h text:style-name="MP2" text:outline-level="1"/>
      </style:header>
      <style:footer>
        <text:p text:style-name="MP3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/>
            </table:table-cell>
          </table:table-row>
          <table:table-row table:style-name="Tabla1.2">
            <table:table-cell table:style-name="Tabla1.A2" office:value-type="string">
              <text:p text:style-name="MP5"/>
            </table:table-cell>
          </table:table-row>
          <table:table-row>
            <table:table-cell table:style-name="Tabla1.A1" office:value-type="string">
              <text:p text:style-name="MP6"><text:span text:style-name="MT1"><text:text-input text:description="&lt;o.company_id.email&gt;">info@chesterton.com</text:text-input></text:span><text:span text:style-name="MT1"><text:s/>- </text:span><text:span text:style-name="MT1"><text:text-input text:description="&lt;o.company_id.street&gt;">Sarmiento 300</text:text-input></text:span><text:span text:style-name="MT1">, </text:span><text:span text:style-name="MT1"><text:text-input text:description="&lt;o.company_id.city&gt;">Necochea</text:text-input></text:span><text:span text:style-name="MT1"><text:s/>- </text:span><text:span text:style-name="MT1"><text:text-input text:description="&lt;o.company_id.phone&gt;">1126446394</text:text-input></text:span></text:p>
              <text:p text:style-name="MP7"/>
            </table:table-cell>
          </table:table-row>
        </table:table>
        <text:p text:style-name="MP8"><draw:custom-shape text:anchor-type="char" draw:z-index="0" draw:name="Rectángulo 1028" draw:style-name="Mgr1" draw:text-style-name="MP9" svg:width="21cm" svg:height="2.012cm" svg:x="-2cm" svg:y="21.3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31</meta:editing-cycles>
    <meta:creation-date>2021-03-26T19:52:00</meta:creation-date>
    <dc:date>2021-06-30T11:38:23.168142606</dc:date>
    <meta:editing-duration>PT1H54M58S</meta:editing-duration>
    <meta:generator>LibreOffice/6.0.7.3$Linux_X86_64 LibreOffice_project/00m0$Build-3</meta:generator>
    <meta:document-statistic meta:table-count="1" meta:image-count="0" meta:object-count="0" meta:page-count="1" meta:paragraph-count="5" meta:word-count="86" meta:character-count="421" meta:non-whitespace-character-count="355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  <meta:template xlink:type="simple" xlink:actuate="onRequest" xlink:title="Normal" xlink:href=""/>
  </office:meta>
</office:document-meta>
</file>